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1.628cm" fo:min-width="5.7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628cm" fo:min-width="5.74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Фигура 1" draw:style-name="gr2" svg:width="5.74cm" svg:height="1.629cm" svg:x="4.653cm" svg:y="1.508cm"><text:p/><draw:enhanced-geometry svg:viewBox="0 0 21600 21600" draw:type="rectangle" draw:enhanced-path="M 0 0 L 21600 0 21600 21600 0 21600 0 0 Z N"/></draw:custom-shape><draw:custom-shape text:anchor-type="paragraph" draw:z-index="1" draw:name="Фигура 2" draw:style-name="gr2" svg:width="5.74cm" svg:height="1.629cm" svg:x="4.653cm" svg:y="1.508cm"><text:p/><draw:enhanced-geometry svg:viewBox="0 0 21600 21600" draw:type="rectangle" draw:enhanced-path="M 0 0 L 21600 0 21600 21600 0 21600 0 0 Z N"/></draw:custom-shape><draw:custom-shape text:anchor-type="paragraph" draw:z-index="2" draw:name="Фигура 3" draw:style-name="gr1" draw:text-style-name="P1" svg:width="5.74cm" svg:height="1.629cm" svg:x="4.673cm" svg:y="3.563cm"><text:p text:style-name="P1">Создать Игру</text:p><draw:enhanced-geometry svg:viewBox="0 0 21600 21600" draw:type="rectangle" draw:enhanced-path="M 0 0 L 21600 0 21600 21600 0 21600 0 0 Z N"/></draw:custom-shape><draw:custom-shape text:anchor-type="paragraph" draw:z-index="3" draw:name="Фигура 4" draw:style-name="gr1" draw:text-style-name="P1" svg:width="5.74cm" svg:height="1.629cm" svg:x="4.653cm" svg:y="1.508cm"><text:p text:style-name="P1">Играть</text:p><draw:enhanced-geometry svg:viewBox="0 0 21600 21600" draw:type="rectangle" draw:enhanced-path="M 0 0 L 21600 0 21600 21600 0 21600 0 0 Z N"/></draw:custom-shape><draw:custom-shape text:anchor-type="paragraph" draw:z-index="4" draw:name="Фигура 5" draw:style-name="gr1" draw:text-style-name="P1" svg:width="5.74cm" svg:height="1.629cm" svg:x="4.694cm" svg:y="5.599cm"><text:p text:style-name="P1">Найти игру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17:25:14.817000000</meta:creation-date>
    <dc:date>2024-04-20T17:30:02.150000000</dc:date>
    <meta:editing-duration>PT4M4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6.4.1$Windows_X86_64 LibreOffice_project/e19e193f88cd6c0525a17fb7a176ed8e6a3e2aa1</meta:generator>
  </office:meta>
</office:document-meta>
</file>